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第1選舉區">
      <style:table-properties table:display="true" style:writing-mode="lr-tb"/>
    </style:style>
    <style:style style:name="ta2" style:family="table" style:master-page-name="PageStyle_5f_雲林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第11屆區域立法委員選舉雲林縣第1選舉區候選人在各投開票所得票數一覽表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7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郭炳宏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2)</text:p>
            <text:p>吳炳輝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蘇治芬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李昭儀</text:p>
            <text:p>台灣革命黨</text:p>
          </table:table-cell>
          <table:table-cell table:style-name="ce1" office:value-type="string" calcext:value-type="string" table:number-columns-spanned="1" table:number-rows-spanned="3">
            <text:p>(5)</text:p>
            <text:p>丁學忠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陳俊龍</text:p>
            <text:p>無</text:p>
          </table:table-cell>
          <table:covered-table-cell table:number-columns-repeated="8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81707" calcext:value-type="float">
            <text:p>81,707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84736" calcext:value-type="float">
            <text:p>84,736</text:p>
          </table:table-cell>
          <table:table-cell table:style-name="ce3" office:value-type="float" office:value="5965" calcext:value-type="float">
            <text:p>5,965</text:p>
          </table:table-cell>
          <table:table-cell table:style-name="ce3" office:value-type="float" office:value="177395" calcext:value-type="float">
            <text:p>177,395</text:p>
          </table:table-cell>
          <table:table-cell table:style-name="ce3" office:value-type="float" office:value="4669" calcext:value-type="float">
            <text:p>4,669</text:p>
          </table:table-cell>
          <table:table-cell table:style-name="ce3" office:value-type="float" office:value="182064" calcext:value-type="float">
            <text:p>182,0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070" calcext:value-type="float">
            <text:p>182,070</text:p>
          </table:table-cell>
          <table:table-cell table:style-name="ce3" office:value-type="float" office:value="92938" calcext:value-type="float">
            <text:p>92,938</text:p>
          </table:table-cell>
          <table:table-cell table:style-name="ce3" office:value-type="float" office:value="275008" calcext:value-type="float">
            <text:p>275,008</text:p>
          </table:table-cell>
          <table:table-cell table:style-name="ce4" office:value-type="string" calcext:value-type="string">
            <text:p>66.2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 table:number-columns-repeated="2"/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01" calcext:value-type="float">
            <text:p>9,60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381" calcext:value-type="float">
            <text:p>12,38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3648" calcext:value-type="float">
            <text:p>23,64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4410" calcext:value-type="float">
            <text:p>24,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12" calcext:value-type="float">
            <text:p>24,412</text:p>
          </table:table-cell>
          <table:table-cell table:style-name="ce3" office:value-type="float" office:value="14904" calcext:value-type="float">
            <text:p>14,904</text:p>
          </table:table-cell>
          <table:table-cell table:style-name="ce3" office:value-type="float" office:value="39316" calcext:value-type="float">
            <text:p>39,316</text:p>
          </table:table-cell>
          <table:table-cell table:style-name="ce4" office:value-type="string" calcext:value-type="string">
            <text:p>62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3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62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67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64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9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1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0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3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0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63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0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0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61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1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1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4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58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0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56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52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0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1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4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1.3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63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59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60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2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6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4.8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5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62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1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60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61.5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63.9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3.3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983" calcext:value-type="float">
            <text:p>4,98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104" calcext:value-type="float">
            <text:p>6,10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538" calcext:value-type="float">
            <text:p>11,53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832" calcext:value-type="float">
            <text:p>11,8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34" calcext:value-type="float">
            <text:p>11,834</text:p>
          </table:table-cell>
          <table:table-cell table:style-name="ce3" office:value-type="float" office:value="7479" calcext:value-type="float">
            <text:p>7,479</text:p>
          </table:table-cell>
          <table:table-cell table:style-name="ce3" office:value-type="float" office:value="19313" calcext:value-type="float">
            <text:p>19,313</text:p>
          </table:table-cell>
          <table:table-cell table:style-name="ce4" office:value-type="string" calcext:value-type="string">
            <text:p>61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6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61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4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59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2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56.7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59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58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55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59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62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6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60.8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61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64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64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61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64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49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0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59.8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68" calcext:value-type="float">
            <text:p>3,9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593" calcext:value-type="float">
            <text:p>7,59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768" calcext:value-type="float">
            <text:p>7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8" calcext:value-type="float">
            <text:p>7,768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12023" calcext:value-type="float">
            <text:p>12,023</text:p>
          </table:table-cell>
          <table:table-cell table:style-name="ce4" office:value-type="string" calcext:value-type="string">
            <text:p>64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3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72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0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67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0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70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1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0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6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5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62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1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59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2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0.9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954" calcext:value-type="float">
            <text:p>6,9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116" calcext:value-type="float">
            <text:p>7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6" calcext:value-type="float">
            <text:p>7,116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0394" calcext:value-type="float">
            <text:p>10,394</text:p>
          </table:table-cell>
          <table:table-cell table:style-name="ce4" office:value-type="string" calcext:value-type="string">
            <text:p>68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2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1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4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1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1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6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8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69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4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5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0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6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1.6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 table:number-columns-repeated="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035" calcext:value-type="float">
            <text:p>7,03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694" calcext:value-type="float">
            <text:p>7,69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5898" calcext:value-type="float">
            <text:p>15,89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6269" calcext:value-type="float">
            <text:p>16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9" calcext:value-type="float">
            <text:p>16,269</text:p>
          </table:table-cell>
          <table:table-cell table:style-name="ce3" office:value-type="float" office:value="6978" calcext:value-type="float">
            <text:p>6,978</text:p>
          </table:table-cell>
          <table:table-cell table:style-name="ce3" office:value-type="float" office:value="23247" calcext:value-type="float">
            <text:p>23,247</text:p>
          </table:table-cell>
          <table:table-cell table:style-name="ce4" office:value-type="string" calcext:value-type="string">
            <text:p>69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2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4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80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5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1.7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70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8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65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9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2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66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1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2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8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8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8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4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2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1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7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8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6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0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6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1.6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4435" calcext:value-type="float">
            <text:p>14,43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596" calcext:value-type="float">
            <text:p>23,596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40881" calcext:value-type="float">
            <text:p>40,88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1751" calcext:value-type="float">
            <text:p>4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1" calcext:value-type="float">
            <text:p>41,751</text:p>
          </table:table-cell>
          <table:table-cell table:style-name="ce3" office:value-type="float" office:value="15264" calcext:value-type="float">
            <text:p>15,264</text:p>
          </table:table-cell>
          <table:table-cell table:style-name="ce3" office:value-type="float" office:value="57015" calcext:value-type="float">
            <text:p>57,015</text:p>
          </table:table-cell>
          <table:table-cell table:style-name="ce4" office:value-type="string" calcext:value-type="string">
            <text:p>73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5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5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1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1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5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2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5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1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2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0.6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2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4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5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2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9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4.7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7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5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6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5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5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69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5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4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4.3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2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61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4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4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7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3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3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1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7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3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9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0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4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5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74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8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0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7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8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73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3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4.9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586" calcext:value-type="float">
            <text:p>10,58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69" calcext:value-type="float">
            <text:p>10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9" calcext:value-type="float">
            <text:p>10,869</text:p>
          </table:table-cell>
          <table:table-cell table:style-name="ce3" office:value-type="float" office:value="8024" calcext:value-type="float">
            <text:p>8,024</text:p>
          </table:table-cell>
          <table:table-cell table:style-name="ce3" office:value-type="float" office:value="18893" calcext:value-type="float">
            <text:p>18,893</text:p>
          </table:table-cell>
          <table:table-cell table:style-name="ce4" office:value-type="string" calcext:value-type="string">
            <text:p>57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3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8.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8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6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3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3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2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59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58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51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55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58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50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53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52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2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52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55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3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46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52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52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54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51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54.4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831" calcext:value-type="float">
            <text:p>6,83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082" calcext:value-type="float">
            <text:p>5,08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2877" calcext:value-type="float">
            <text:p>12,8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194" calcext:value-type="float">
            <text:p>13,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95" calcext:value-type="float">
            <text:p>13,195</text:p>
          </table:table-cell>
          <table:table-cell table:style-name="ce3" office:value-type="float" office:value="7514" calcext:value-type="float">
            <text:p>7,514</text:p>
          </table:table-cell>
          <table:table-cell table:style-name="ce3" office:value-type="float" office:value="20709" calcext:value-type="float">
            <text:p>20,709</text:p>
          </table:table-cell>
          <table:table-cell table:style-name="ce4" office:value-type="string" calcext:value-type="string">
            <text:p>63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2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6.5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3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0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62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2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2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3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6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59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6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1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63.7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2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1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66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2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66.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3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3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2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3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62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3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8.4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017" calcext:value-type="float">
            <text:p>7,01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01" calcext:value-type="float">
            <text:p>5,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3012" calcext:value-type="float">
            <text:p>13,0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414" calcext:value-type="float">
            <text:p>13,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15" calcext:value-type="float">
            <text:p>13,415</text:p>
          </table:table-cell>
          <table:table-cell table:style-name="ce3" office:value-type="float" office:value="8779" calcext:value-type="float">
            <text:p>8,779</text:p>
          </table:table-cell>
          <table:table-cell table:style-name="ce3" office:value-type="float" office:value="22194" calcext:value-type="float">
            <text:p>22,194</text:p>
          </table:table-cell>
          <table:table-cell table:style-name="ce4" office:value-type="string" calcext:value-type="string">
            <text:p>60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1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2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54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7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5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58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49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57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54.3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53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60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58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56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9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64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58.8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63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0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5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7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7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9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3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58.8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55.3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522" calcext:value-type="float">
            <text:p>7,52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00" calcext:value-type="float">
            <text:p>4,5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619" calcext:value-type="float">
            <text:p>12,6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967" calcext:value-type="float">
            <text:p>12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7" calcext:value-type="float">
            <text:p>12,967</text:p>
          </table:table-cell>
          <table:table-cell table:style-name="ce3" office:value-type="float" office:value="7316" calcext:value-type="float">
            <text:p>7,316</text:p>
          </table:table-cell>
          <table:table-cell table:style-name="ce3" office:value-type="float" office:value="20283" calcext:value-type="float">
            <text:p>20,283</text:p>
          </table:table-cell>
          <table:table-cell table:style-name="ce4" office:value-type="string" calcext:value-type="string">
            <text:p>63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61.5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67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1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6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2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68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3.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5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2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3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8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0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58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2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0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3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62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3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65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3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59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2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5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69.1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 table:number-columns-repeated="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435" calcext:value-type="float">
            <text:p>11,43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103" calcext:value-type="float">
            <text:p>9,10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789" calcext:value-type="float">
            <text:p>21,78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474" calcext:value-type="float">
            <text:p>22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4" calcext:value-type="float">
            <text:p>22,474</text:p>
          </table:table-cell>
          <table:table-cell table:style-name="ce3" office:value-type="float" office:value="9147" calcext:value-type="float">
            <text:p>9,147</text:p>
          </table:table-cell>
          <table:table-cell table:style-name="ce3" office:value-type="float" office:value="31621" calcext:value-type="float">
            <text:p>31,621</text:p>
          </table:table-cell>
          <table:table-cell table:style-name="ce4" office:value-type="string" calcext:value-type="string">
            <text:p>71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4.4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6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2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5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72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4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73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9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74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71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71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68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3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4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2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4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74.6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2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4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68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0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3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4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7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2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8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63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73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7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4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5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4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3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58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1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9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8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8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9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3.14</text:p>
          </table:table-cell>
          <table:table-cell table:number-columns-repeated="1007"/>
        </table:table-row>
        <table:table-row table:style-name="ro1" table:number-rows-repeated="10482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雲林縣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雲林縣第2選舉區候選人在各投開票所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劉建國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邱良閱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15376" calcext:value-type="float">
            <text:p>115,376</text:p>
          </table:table-cell>
          <table:table-cell table:style-name="ce3" office:value-type="float" office:value="78596" calcext:value-type="float">
            <text:p>78,596</text:p>
          </table:table-cell>
          <table:table-cell table:style-name="ce3" office:value-type="float" office:value="193972" calcext:value-type="float">
            <text:p>193,972</text:p>
          </table:table-cell>
          <table:table-cell table:style-name="ce3" office:value-type="float" office:value="5996" calcext:value-type="float">
            <text:p>5,996</text:p>
          </table:table-cell>
          <table:table-cell table:style-name="ce3" office:value-type="float" office:value="199968" calcext:value-type="float">
            <text:p>199,9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981" calcext:value-type="float">
            <text:p>199,981</text:p>
          </table:table-cell>
          <table:table-cell table:style-name="ce3" office:value-type="float" office:value="82007" calcext:value-type="float">
            <text:p>82,007</text:p>
          </table:table-cell>
          <table:table-cell table:style-name="ce3" office:value-type="float" office:value="281988" calcext:value-type="float">
            <text:p>281,988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 table:number-columns-repeated="2"/>
          <table:table-cell table:style-name="ce3" office:value-type="float" office:value="7634" calcext:value-type="float">
            <text:p>7,634</text:p>
          </table:table-cell>
          <table:table-cell table:style-name="ce3" office:value-type="float" office:value="5011" calcext:value-type="float">
            <text:p>5,011</text:p>
          </table:table-cell>
          <table:table-cell table:style-name="ce3" office:value-type="float" office:value="12645" calcext:value-type="float">
            <text:p>12,64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044" calcext:value-type="float">
            <text:p>13,0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47" calcext:value-type="float">
            <text:p>13,047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19618" calcext:value-type="float">
            <text:p>19,618</text:p>
          </table:table-cell>
          <table:table-cell table:style-name="ce4" office:value-type="string" calcext:value-type="string">
            <text:p>6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5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7.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 table:number-columns-repeated="2"/>
          <table:table-cell table:style-name="ce3" office:value-type="float" office:value="9079" calcext:value-type="float">
            <text:p>9,079</text:p>
          </table:table-cell>
          <table:table-cell table:style-name="ce3" office:value-type="float" office:value="5110" calcext:value-type="float">
            <text:p>5,110</text:p>
          </table:table-cell>
          <table:table-cell table:style-name="ce3" office:value-type="float" office:value="14189" calcext:value-type="float">
            <text:p>14,18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623" calcext:value-type="float">
            <text:p>14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3" calcext:value-type="float">
            <text:p>14,623</text:p>
          </table:table-cell>
          <table:table-cell table:style-name="ce3" office:value-type="float" office:value="7089" calcext:value-type="float">
            <text:p>7,089</text:p>
          </table:table-cell>
          <table:table-cell table:style-name="ce3" office:value-type="float" office:value="21712" calcext:value-type="float">
            <text:p>21,712</text:p>
          </table:table-cell>
          <table:table-cell table:style-name="ce4" office:value-type="string" calcext:value-type="string">
            <text:p>6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8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7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6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8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6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9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5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 table:number-columns-repeated="2"/>
          <table:table-cell table:style-name="ce3" office:value-type="float" office:value="15074" calcext:value-type="float">
            <text:p>15,074</text:p>
          </table:table-cell>
          <table:table-cell table:style-name="ce3" office:value-type="float" office:value="9884" calcext:value-type="float">
            <text:p>9,884</text:p>
          </table:table-cell>
          <table:table-cell table:style-name="ce3" office:value-type="float" office:value="24958" calcext:value-type="float">
            <text:p>24,95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693" calcext:value-type="float">
            <text:p>25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3" calcext:value-type="float">
            <text:p>25,693</text:p>
          </table:table-cell>
          <table:table-cell table:style-name="ce3" office:value-type="float" office:value="10848" calcext:value-type="float">
            <text:p>10,848</text:p>
          </table:table-cell>
          <table:table-cell table:style-name="ce3" office:value-type="float" office:value="36541" calcext:value-type="float">
            <text:p>36,541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7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8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6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8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8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 table:number-columns-repeated="2"/>
          <table:table-cell table:style-name="ce3" office:value-type="float" office:value="10689" calcext:value-type="float">
            <text:p>10,689</text:p>
          </table:table-cell>
          <table:table-cell table:style-name="ce3" office:value-type="float" office:value="5518" calcext:value-type="float">
            <text:p>5,518</text:p>
          </table:table-cell>
          <table:table-cell table:style-name="ce3" office:value-type="float" office:value="16207" calcext:value-type="float">
            <text:p>16,20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679" calcext:value-type="float">
            <text:p>16,6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80" calcext:value-type="float">
            <text:p>16,680</text:p>
          </table:table-cell>
          <table:table-cell table:style-name="ce3" office:value-type="float" office:value="6650" calcext:value-type="float">
            <text:p>6,650</text:p>
          </table:table-cell>
          <table:table-cell table:style-name="ce3" office:value-type="float" office:value="23330" calcext:value-type="float">
            <text:p>23,330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3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 table:number-columns-repeated="2"/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9915" calcext:value-type="float">
            <text:p>9,91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211" calcext:value-type="float">
            <text:p>10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1" calcext:value-type="float">
            <text:p>10,211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14397" calcext:value-type="float">
            <text:p>14,397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8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7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69.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 table:number-columns-repeated="2"/>
          <table:table-cell table:style-name="ce3" office:value-type="float" office:value="34754" calcext:value-type="float">
            <text:p>34,754</text:p>
          </table:table-cell>
          <table:table-cell table:style-name="ce3" office:value-type="float" office:value="27515" calcext:value-type="float">
            <text:p>27,515</text:p>
          </table:table-cell>
          <table:table-cell table:style-name="ce3" office:value-type="float" office:value="62269" calcext:value-type="float">
            <text:p>62,269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64243" calcext:value-type="float">
            <text:p>64,2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248" calcext:value-type="float">
            <text:p>64,248</text:p>
          </table:table-cell>
          <table:table-cell table:style-name="ce3" office:value-type="float" office:value="23813" calcext:value-type="float">
            <text:p>23,813</text:p>
          </table:table-cell>
          <table:table-cell table:style-name="ce3" office:value-type="float" office:value="88061" calcext:value-type="float">
            <text:p>88,061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8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7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float" office:value="485" calcext:value-type="float">
            <text:p>48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float" office:value="486" calcext:value-type="float">
            <text:p>48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float" office:value="487" calcext:value-type="float">
            <text:p>48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488" calcext:value-type="float">
            <text:p>48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489" calcext:value-type="float">
            <text:p>48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float" office:value="492" calcext:value-type="float">
            <text:p>49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2" office:value-type="float" office:value="493" calcext:value-type="float">
            <text:p>49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2" office:value-type="float" office:value="494" calcext:value-type="float">
            <text:p>49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float" office:value="495" calcext:value-type="float">
            <text:p>49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float" office:value="496" calcext:value-type="float">
            <text:p>49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2" office:value-type="float" office:value="497" calcext:value-type="float">
            <text:p>49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2" office:value-type="float" office:value="498" calcext:value-type="float">
            <text:p>49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2" office:value-type="float" office:value="499" calcext:value-type="float">
            <text:p>49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2" office:value-type="float" office:value="501" calcext:value-type="float">
            <text:p>50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2" office:value-type="float" office:value="502" calcext:value-type="float">
            <text:p>50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2" office:value-type="float" office:value="504" calcext:value-type="float">
            <text:p>50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2" office:value-type="float" office:value="505" calcext:value-type="float">
            <text:p>50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2" office:value-type="float" office:value="506" calcext:value-type="float">
            <text:p>50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2" office:value-type="float" office:value="507" calcext:value-type="float">
            <text:p>50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float" office:value="508" calcext:value-type="float">
            <text:p>50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float" office:value="509" calcext:value-type="float">
            <text:p>50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float" office:value="511" calcext:value-type="float">
            <text:p>51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float" office:value="513" calcext:value-type="float">
            <text:p>51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float" office:value="514" calcext:value-type="float">
            <text:p>51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2" office:value-type="float" office:value="515" calcext:value-type="float">
            <text:p>51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2" office:value-type="float" office:value="516" calcext:value-type="float">
            <text:p>5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18" calcext:value-type="float">
            <text:p>518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float" office:value="517" calcext:value-type="float">
            <text:p>51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float" office:value="518" calcext:value-type="float">
            <text:p>51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float" office:value="519" calcext:value-type="float">
            <text:p>51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2" office:value-type="float" office:value="521" calcext:value-type="float">
            <text:p>52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2" office:value-type="float" office:value="522" calcext:value-type="float">
            <text:p>52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2" office:value-type="float" office:value="523" calcext:value-type="float">
            <text:p>52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2" office:value-type="float" office:value="524" calcext:value-type="float">
            <text:p>52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2" office:value-type="float" office:value="525" calcext:value-type="float">
            <text:p>52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2" office:value-type="float" office:value="526" calcext:value-type="float">
            <text:p>52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float" office:value="527" calcext:value-type="float">
            <text:p>52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float" office:value="528" calcext:value-type="float">
            <text:p>52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float" office:value="529" calcext:value-type="float">
            <text:p>52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float" office:value="530" calcext:value-type="float">
            <text:p>53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float" office:value="531" calcext:value-type="float">
            <text:p>53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float" office:value="532" calcext:value-type="float">
            <text:p>53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style-name="ce2" office:value-type="float" office:value="533" calcext:value-type="float">
            <text:p>53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 table:number-columns-repeated="2"/>
          <table:table-cell table:style-name="ce3" office:value-type="float" office:value="6365" calcext:value-type="float">
            <text:p>6,365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41" calcext:value-type="float">
            <text:p>10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1" calcext:value-type="float">
            <text:p>10,941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15594" calcext:value-type="float">
            <text:p>15,594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2" office:value-type="float" office:value="534" calcext:value-type="float">
            <text:p>5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style-name="ce2" office:value-type="float" office:value="535" calcext:value-type="float">
            <text:p>53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style-name="ce2" office:value-type="float" office:value="536" calcext:value-type="float">
            <text:p>53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style-name="ce2" office:value-type="float" office:value="537" calcext:value-type="float">
            <text:p>53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538" calcext:value-type="float">
            <text:p>53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539" calcext:value-type="float">
            <text:p>53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540" calcext:value-type="float">
            <text:p>54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style-name="ce2" office:value-type="float" office:value="541" calcext:value-type="float">
            <text:p>54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6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float" office:value="542" calcext:value-type="float">
            <text:p>54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543" calcext:value-type="float">
            <text:p>54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544" calcext:value-type="float">
            <text:p>54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float" office:value="545" calcext:value-type="float">
            <text:p>54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float" office:value="546" calcext:value-type="float">
            <text:p>54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float" office:value="547" calcext:value-type="float">
            <text:p>5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6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float" office:value="548" calcext:value-type="float">
            <text:p>54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float" office:value="549" calcext:value-type="float">
            <text:p>5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style-name="ce2" office:value-type="float" office:value="550" calcext:value-type="float">
            <text:p>55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style-name="ce2" office:value-type="float" office:value="551" calcext:value-type="float">
            <text:p>55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2" office:value-type="float" office:value="552" calcext:value-type="float">
            <text:p>55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2" office:value-type="float" office:value="553" calcext:value-type="float">
            <text:p>55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6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style-name="ce2" office:value-type="float" office:value="554" calcext:value-type="float">
            <text:p>55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 table:number-columns-repeated="2"/>
          <table:table-cell table:style-name="ce3" office:value-type="float" office:value="14877" calcext:value-type="float">
            <text:p>14,877</text:p>
          </table:table-cell>
          <table:table-cell table:style-name="ce3" office:value-type="float" office:value="10675" calcext:value-type="float">
            <text:p>10,675</text:p>
          </table:table-cell>
          <table:table-cell table:style-name="ce3" office:value-type="float" office:value="25552" calcext:value-type="float">
            <text:p>25,55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6425" calcext:value-type="float">
            <text:p>26,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26" calcext:value-type="float">
            <text:p>26,426</text:p>
          </table:table-cell>
          <table:table-cell table:style-name="ce3" office:value-type="float" office:value="10153" calcext:value-type="float">
            <text:p>10,153</text:p>
          </table:table-cell>
          <table:table-cell table:style-name="ce3" office:value-type="float" office:value="36579" calcext:value-type="float">
            <text:p>36,579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float" office:value="555" calcext:value-type="float">
            <text:p>55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2" office:value-type="float" office:value="556" calcext:value-type="float">
            <text:p>55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2" office:value-type="float" office:value="557" calcext:value-type="float">
            <text:p>55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558" calcext:value-type="float">
            <text:p>55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559" calcext:value-type="float">
            <text:p>55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560" calcext:value-type="float">
            <text:p>56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float" office:value="561" calcext:value-type="float">
            <text:p>5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8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2" office:value-type="float" office:value="563" calcext:value-type="float">
            <text:p>56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style-name="ce2" office:value-type="float" office:value="564" calcext:value-type="float">
            <text:p>56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2" office:value-type="float" office:value="565" calcext:value-type="float">
            <text:p>56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style-name="ce2" office:value-type="float" office:value="566" calcext:value-type="float">
            <text:p>56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style-name="ce2" office:value-type="float" office:value="567" calcext:value-type="float">
            <text:p>56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style-name="ce2" office:value-type="float" office:value="568" calcext:value-type="float">
            <text:p>56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float" office:value="569" calcext:value-type="float">
            <text:p>56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2" office:value-type="float" office:value="571" calcext:value-type="float">
            <text:p>57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2" office:value-type="float" office:value="572" calcext:value-type="float">
            <text:p>57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float" office:value="573" calcext:value-type="float">
            <text:p>57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float" office:value="574" calcext:value-type="float">
            <text:p>57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2" table:style-name="ce3" office:value-type="float" office:value="382" calcext:value-type="float">
            <text:p>38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float" office:value="576" calcext:value-type="float">
            <text:p>57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float" office:value="577" calcext:value-type="float">
            <text:p>57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2" office:value-type="float" office:value="578" calcext:value-type="float">
            <text:p>57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2" office:value-type="float" office:value="579" calcext:value-type="float">
            <text:p>57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2" office:value-type="float" office:value="580" calcext:value-type="float">
            <text:p>58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style-name="ce2" office:value-type="float" office:value="581" calcext:value-type="float">
            <text:p>58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6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style-name="ce2" office:value-type="float" office:value="582" calcext:value-type="float">
            <text:p>58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8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583" calcext:value-type="float">
            <text:p>5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9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float" office:value="584" calcext:value-type="float">
            <text:p>58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float" office:value="585" calcext:value-type="float">
            <text:p>58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float" office:value="586" calcext:value-type="float">
            <text:p>58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float" office:value="587" calcext:value-type="float">
            <text:p>58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2" office:value-type="float" office:value="588" calcext:value-type="float">
            <text:p>58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2" office:value-type="float" office:value="589" calcext:value-type="float">
            <text:p>58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2" office:value-type="float" office:value="590" calcext:value-type="float">
            <text:p>59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 table:number-columns-repeated="2"/>
          <table:table-cell table:style-name="ce3" office:value-type="float" office:value="11011" calcext:value-type="float">
            <text:p>11,011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17582" calcext:value-type="float">
            <text:p>17,58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109" calcext:value-type="float">
            <text:p>18,1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12" calcext:value-type="float">
            <text:p>18,112</text:p>
          </table:table-cell>
          <table:table-cell table:style-name="ce3" office:value-type="float" office:value="8044" calcext:value-type="float">
            <text:p>8,044</text:p>
          </table:table-cell>
          <table:table-cell table:style-name="ce3" office:value-type="float" office:value="26156" calcext:value-type="float">
            <text:p>26,156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2" office:value-type="float" office:value="591" calcext:value-type="float">
            <text:p>59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2" office:value-type="float" office:value="592" calcext:value-type="float">
            <text:p>59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593" calcext:value-type="float">
            <text:p>59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594" calcext:value-type="float">
            <text:p>59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float" office:value="595" calcext:value-type="float">
            <text:p>59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float" office:value="596" calcext:value-type="float">
            <text:p>59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float" office:value="597" calcext:value-type="float">
            <text:p>59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2" office:value-type="float" office:value="598" calcext:value-type="float">
            <text:p>59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2" office:value-type="float" office:value="599" calcext:value-type="float">
            <text:p>59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style-name="ce2" office:value-type="float" office:value="601" calcext:value-type="float">
            <text:p>60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2" office:value-type="float" office:value="602" calcext:value-type="float">
            <text:p>6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2" office:value-type="float" office:value="603" calcext:value-type="float">
            <text:p>60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2" office:value-type="float" office:value="604" calcext:value-type="float">
            <text:p>60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float" office:value="605" calcext:value-type="float">
            <text:p>60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6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float" office:value="606" calcext:value-type="float">
            <text:p>60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2" office:value-type="float" office:value="607" calcext:value-type="float">
            <text:p>60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2" office:value-type="float" office:value="608" calcext:value-type="float">
            <text:p>60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2" office:value-type="float" office:value="609" calcext:value-type="float">
            <text:p>6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2" office:value-type="float" office:value="610" calcext:value-type="float">
            <text:p>6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2" office:value-type="float" office:value="611" calcext:value-type="float">
            <text:p>61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2" office:value-type="float" office:value="612" calcext:value-type="float">
            <text:p>61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2" office:value-type="float" office:value="613" calcext:value-type="float">
            <text:p>61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float" office:value="614" calcext:value-type="float">
            <text:p>61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2" office:value-type="float" office:value="615" calcext:value-type="float">
            <text:p>61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style-name="ce2" office:value-type="float" office:value="616" calcext:value-type="float">
            <text:p>61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3" calcext:value-type="float">
            <text:p>253</text:p>
          </table:table-cell>
          <table:table-cell table:style-name="ce4" office:value-type="string" calcext:value-type="string">
            <text:p>6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style-name="ce2" office:value-type="float" office:value="617" calcext:value-type="float">
            <text:p>61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style-name="ce2" office:value-type="float" office:value="618" calcext:value-type="float">
            <text:p>61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7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style-name="ce2" office:value-type="float" office:value="619" calcext:value-type="float">
            <text:p>61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12" calcext:value-type="float">
            <text:p>412</text:p>
          </table:table-cell>
          <table:table-cell table:style-name="ce4" office:value-type="string" calcext:value-type="string">
            <text:p>6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style-name="ce2" office:value-type="float" office:value="620" calcext:value-type="float">
            <text:p>62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1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第1選舉區" style:display-name="PageStyle_雲林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雲林縣第2選舉區" style:display-name="PageStyle_雲林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6</meta:creation-date>
    <meta:initial-creator>Apache POI</meta:initial-creator>
    <meta:generator>LibreOffice/6.0.7.3$Linux_X86_64 LibreOffice_project/00m0$Build-3</meta:generator>
    <meta:document-statistic meta:table-count="2" meta:cell-count="9048" meta:object-count="0"/>
  </office:meta>
</office:document-meta>
</file>